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9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4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1" table:number-columns-repeated="4" table:default-cell-style-name="ce2"/>
        <table:table-column table:style-name="co1" table:default-cell-style-name="ce5"/>
        <table:table-column table:style-name="co1" table:number-columns-repeated="15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<text:span text:style-name="T1">AH</text:span></text:p>
          </table:table-cell>
          <table:table-cell table:style-name="ce1" office:value-type="string" calcext:value-type="string">
            <text:p>Opp</text:p>
          </table:table-cell>
          <table:table-cell table:style-name="ce4" office:value-type="string" calcext:value-type="string">
            <text:p>WL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3P</text:p>
          </table:table-cell>
          <table:table-cell table:style-name="ce1" office:value-type="string" calcext:value-type="string">
            <text:p>3PA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FTA</text:p>
          </table:table-cell>
          <table:table-cell table:style-name="ce1" office:value-type="string" calcext:value-type="string">
            <text:p>ORB</text:p>
          </table:table-cell>
          <table:table-cell table:style-name="ce1" office:value-type="string" calcext:value-type="string">
            <text:p>DRB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STL</text:p>
          </table:table-cell>
          <table:table-cell table:style-name="ce1" office:value-type="string" calcext:value-type="string">
            <text:p>BLK</text:p>
          </table:table-cell>
          <table:table-cell table:style-name="ce1" office:value-type="string" calcext:value-type="string">
            <text:p>TOV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PTS</text:p>
          </table:table-cell>
        </table:table-row>
        <table:table-row table:style-name="ro1">
          <table:table-cell office:value-type="date" office:date-value="1984-10-26" calcext:value-type="date">
            <text:p>1984-10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time" office:time-value="PT40H00M00S" calcext:value-type="time">
            <text:p>40:00: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1984-10-27" calcext:value-type="date">
            <text:p>1984-10-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time" office:time-value="PT34H00M00S" calcext:value-type="time">
            <text:p>34:00:0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1984-10-29" calcext:value-type="date">
            <text:p>1984-10-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time" office:time-value="PT34H00M00S" calcext:value-type="time">
            <text:p>34:00: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1984-10-30" calcext:value-type="date">
            <text:p>1984-10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CK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time" office:time-value="PT36H00M00S" calcext:value-type="time">
            <text:p>36:00:0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1984-11-01" calcext:value-type="date">
            <text:p>1984-11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L (-16)</text:p>
          </table:table-cell>
          <table:table-cell office:value-type="float" office:value="1" calcext:value-type="float">
            <text:p>1</text:p>
          </table:table-cell>
          <table:table-cell office:value-type="time" office:time-value="PT33H00M00S" calcext:value-type="time">
            <text:p>33:00: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1984-11-07" calcext:value-type="date">
            <text:p>1984-11-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time" office:time-value="PT27H00M00S" calcext:value-type="time">
            <text:p>27:00:0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1984-11-08" calcext:value-type="date">
            <text:p>1984-11-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time" office:time-value="PT33H00M00S" calcext:value-type="time">
            <text:p>33:00: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1984-11-10" calcext:value-type="date">
            <text:p>1984-11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time" office:time-value="PT42H00M00S" calcext:value-type="time">
            <text:p>42:00:0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1984-11-13" calcext:value-type="date">
            <text:p>1984-11-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time" office:time-value="PT43H00M00S" calcext:value-type="time">
            <text:p>43:00:0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1984-11-15" calcext:value-type="date">
            <text:p>1984-11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20)</text:p>
          </table:table-cell>
          <table:table-cell office:value-type="float" office:value="1" calcext:value-type="float">
            <text:p>1</text:p>
          </table:table-cell>
          <table:table-cell office:value-type="time" office:time-value="PT33H00M00S" calcext:value-type="time">
            <text:p>33:00:0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1984-11-17" calcext:value-type="date">
            <text:p>1984-11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time" office:time-value="PT44H00M00S" calcext:value-type="time">
            <text:p>44:00:0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1984-11-19" calcext:value-type="date">
            <text:p>1984-11-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(-17)</text:p>
          </table:table-cell>
          <table:table-cell office:value-type="float" office:value="1" calcext:value-type="float">
            <text:p>1</text:p>
          </table:table-cell>
          <table:table-cell office:value-type="time" office:time-value="PT39H00M00S" calcext:value-type="time">
            <text:p>39:00:0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1984-11-21" calcext:value-type="date">
            <text:p>1984-11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L (-10)</text:p>
          </table:table-cell>
          <table:table-cell office:value-type="float" office:value="1" calcext:value-type="float">
            <text:p>1</text:p>
          </table:table-cell>
          <table:table-cell office:value-type="time" office:time-value="PT42H00M00S" calcext:value-type="time">
            <text:p>42:00:0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1984-11-23" calcext:value-type="date">
            <text:p>1984-11-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(+19)</text:p>
          </table:table-cell>
          <table:table-cell office:value-type="float" office:value="1" calcext:value-type="float">
            <text:p>1</text:p>
          </table:table-cell>
          <table:table-cell office:value-type="time" office:time-value="PT30H00M00S" calcext:value-type="time">
            <text:p>30:00: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1984-11-24" calcext:value-type="date">
            <text:p>1984-11-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L (-10)</text:p>
          </table:table-cell>
          <table:table-cell office:value-type="float" office:value="1" calcext:value-type="float">
            <text:p>1</text:p>
          </table:table-cell>
          <table:table-cell office:value-type="time" office:time-value="PT41H00M00S" calcext:value-type="time">
            <text:p>41:00:0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1984-11-27" calcext:value-type="date">
            <text:p>1984-11-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L (-6)</text:p>
          </table:table-cell>
          <table:table-cell office:value-type="float" office:value="1" calcext:value-type="float">
            <text:p>1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1984-11-29" calcext:value-type="date">
            <text:p>1984-11-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L (-5)</text:p>
          </table:table-cell>
          <table:table-cell office:value-type="float" office:value="1" calcext:value-type="float">
            <text:p>1</text:p>
          </table:table-cell>
          <table:table-cell office:value-type="time" office:time-value="PT30H00M00S" calcext:value-type="time">
            <text:p>30:00:0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1984-11-30" calcext:value-type="date">
            <text:p>1984-11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time" office:time-value="PT37H00M00S" calcext:value-type="time">
            <text:p>37:00: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1984-12-02" calcext:value-type="date">
            <text:p>1984-12-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time" office:time-value="PT42H00M00S" calcext:value-type="time">
            <text:p>42:00: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1984-12-04" calcext:value-type="date">
            <text:p>1984-12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time" office:time-value="PT35H00M00S" calcext:value-type="time">
            <text:p>35:00: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1984-12-07" calcext:value-type="date">
            <text:p>1984-12-0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time" office:time-value="PT43H00M00S" calcext:value-type="time">
            <text:p>43:00: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1984-12-08" calcext:value-type="date">
            <text:p>1984-12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time" office:time-value="PT35H00M00S" calcext:value-type="time">
            <text:p>35:00: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1984-12-11" calcext:value-type="date">
            <text:p>1984-12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7)</text:p>
          </table:table-cell>
          <table:table-cell office:value-type="float" office:value="1" calcext:value-type="float">
            <text:p>1</text:p>
          </table:table-cell>
          <table:table-cell office:value-type="time" office:time-value="PT37H00M00S" calcext:value-type="time">
            <text:p>37:00:0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1984-12-12" calcext:value-type="date">
            <text:p>1984-12-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7)</text:p>
          </table:table-cell>
          <table:table-cell office:value-type="float" office:value="1" calcext:value-type="float">
            <text:p>1</text:p>
          </table:table-cell>
          <table:table-cell office:value-type="time" office:time-value="PT30H00M00S" calcext:value-type="time">
            <text:p>30:00: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1984-12-14" calcext:value-type="date">
            <text:p>1984-12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L (-2)</text:p>
          </table:table-cell>
          <table:table-cell office:value-type="float" office:value="1" calcext:value-type="float">
            <text:p>1</text:p>
          </table:table-cell>
          <table:table-cell office:value-type="time" office:time-value="PT44H00M00S" calcext:value-type="time">
            <text:p>44:00: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1984-12-15" calcext:value-type="date">
            <text:p>1984-12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12)</text:p>
          </table:table-cell>
          <table:table-cell office:value-type="float" office:value="1" calcext:value-type="float">
            <text:p>1</text:p>
          </table:table-cell>
          <table:table-cell office:value-type="time" office:time-value="PT27H00M00S" calcext:value-type="time">
            <text:p>27:00:0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1984-12-18" calcext:value-type="date">
            <text:p>1984-12-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(-8)</text:p>
          </table:table-cell>
          <table:table-cell office:value-type="float" office:value="1" calcext:value-type="float">
            <text:p>1</text:p>
          </table:table-cell>
          <table:table-cell office:value-type="time" office:time-value="PT45H00M00S" calcext:value-type="time">
            <text:p>45:00: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1984-12-20" calcext:value-type="date">
            <text:p>1984-12-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time" office:time-value="PT41H00M00S" calcext:value-type="time">
            <text:p>41:00:0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1984-12-22" calcext:value-type="date">
            <text:p>1984-12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25)</text:p>
          </table:table-cell>
          <table:table-cell office:value-type="float" office:value="1" calcext:value-type="float">
            <text:p>1</text:p>
          </table:table-cell>
          <table:table-cell office:value-type="time" office:time-value="PT35H00M00S" calcext:value-type="time">
            <text:p>35:00:0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1984-12-27" calcext:value-type="date">
            <text:p>1984-12-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4)</text:p>
          </table:table-cell>
          <table:table-cell office:value-type="float" office:value="1" calcext:value-type="float">
            <text:p>1</text:p>
          </table:table-cell>
          <table:table-cell office:value-type="time" office:time-value="PT44H00M00S" calcext:value-type="time">
            <text:p>44:00:0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1984-12-29" calcext:value-type="date">
            <text:p>1984-12-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time" office:time-value="PT39H00M00S" calcext:value-type="time">
            <text:p>39:00:0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1985-01-02" calcext:value-type="date">
            <text:p>1985-01-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14)</text:p>
          </table:table-cell>
          <table:table-cell office:value-type="float" office:value="1" calcext:value-type="float">
            <text:p>1</text:p>
          </table:table-cell>
          <table:table-cell office:value-type="time" office:time-value="PT34H00M00S" calcext:value-type="time">
            <text:p>34:00: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1985-01-04" calcext:value-type="date">
            <text:p>1985-01-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time" office:time-value="PT38H00M00S" calcext:value-type="time">
            <text:p>38:00: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1985-01-05" calcext:value-type="date">
            <text:p>1985-01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L (-6)</text:p>
          </table:table-cell>
          <table:table-cell office:value-type="float" office:value="1" calcext:value-type="float">
            <text:p>1</text:p>
          </table:table-cell>
          <table:table-cell office:value-type="time" office:time-value="PT42H00M00S" calcext:value-type="time">
            <text:p>42:00:0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1985-01-09" calcext:value-type="date">
            <text:p>1985-01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time" office:time-value="PT42H00M00S" calcext:value-type="time">
            <text:p>42:00:0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1985-01-11" calcext:value-type="date">
            <text:p>1985-01-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time" office:time-value="PT30H00M00S" calcext:value-type="time">
            <text:p>30:00:0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1985-01-12" calcext:value-type="date">
            <text:p>1985-01-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time" office:time-value="PT36H00M00S" calcext:value-type="time">
            <text:p>36:00:0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1985-01-14" calcext:value-type="date">
            <text:p>1985-01-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time" office:time-value="PT43H00M00S" calcext:value-type="time">
            <text:p>43:00:0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1985-01-16" calcext:value-type="date">
            <text:p>1985-01-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L (-6)</text:p>
          </table:table-cell>
          <table:table-cell office:value-type="float" office:value="1" calcext:value-type="float">
            <text:p>1</text:p>
          </table:table-cell>
          <table:table-cell office:value-type="time" office:time-value="PT44H00M00S" calcext:value-type="time">
            <text:p>44:00: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1985-01-17" calcext:value-type="date">
            <text:p>1985-01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time" office:time-value="PT40H00M00S" calcext:value-type="time">
            <text:p>40:00: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1985-01-19" calcext:value-type="date">
            <text:p>1985-01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time" office:time-value="PT41H00M00S" calcext:value-type="time">
            <text:p>41:00:0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1985-01-22" calcext:value-type="date">
            <text:p>1985-01-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W (+8)</text:p>
          </table:table-cell>
          <table:table-cell office:value-type="float" office:value="1" calcext:value-type="float">
            <text:p>1</text:p>
          </table:table-cell>
          <table:table-cell office:value-type="time" office:time-value="PT39H00M00S" calcext:value-type="time">
            <text:p>39:00:0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1985-01-25" calcext:value-type="date">
            <text:p>1985-01-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 (+17)</text:p>
          </table:table-cell>
          <table:table-cell office:value-type="float" office:value="1" calcext:value-type="float">
            <text:p>1</text:p>
          </table:table-cell>
          <table:table-cell office:value-type="time" office:time-value="PT37H00M00S" calcext:value-type="time">
            <text:p>37:00: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1985-01-26" calcext:value-type="date">
            <text:p>1985-01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time" office:time-value="PT43H00M00S" calcext:value-type="time">
            <text:p>43:00:0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1985-01-29" calcext:value-type="date">
            <text:p>1985-01-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CK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time" office:time-value="PT38H00M00S" calcext:value-type="time">
            <text:p>38:00: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1985-01-30" calcext:value-type="date">
            <text:p>1985-01-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L (-11)</text:p>
          </table:table-cell>
          <table:table-cell office:value-type="float" office:value="1" calcext:value-type="float">
            <text:p>1</text:p>
          </table:table-cell>
          <table:table-cell office:value-type="time" office:time-value="PT41H00M00S" calcext:value-type="time">
            <text:p>41:00: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1985-02-01" calcext:value-type="date">
            <text:p>1985-02-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11)</text:p>
          </table:table-cell>
          <table:table-cell office:value-type="float" office:value="1" calcext:value-type="float">
            <text:p>1</text:p>
          </table:table-cell>
          <table:table-cell office:value-type="time" office:time-value="PT37H00M00S" calcext:value-type="time">
            <text:p>37:00:0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1985-02-05" calcext:value-type="date">
            <text:p>1985-02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time" office:time-value="PT45H00M00S" calcext:value-type="time">
            <text:p>45:00:0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1985-02-07" calcext:value-type="date">
            <text:p>1985-02-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time" office:time-value="PT38H00M00S" calcext:value-type="time">
            <text:p>38:00: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1985-02-12" calcext:value-type="date">
            <text:p>1985-02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13)</text:p>
          </table:table-cell>
          <table:table-cell office:value-type="float" office:value="1" calcext:value-type="float">
            <text:p>1</text:p>
          </table:table-cell>
          <table:table-cell office:value-type="time" office:time-value="PT45H00M00S" calcext:value-type="time">
            <text:p>45:00:0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1985-02-15" calcext:value-type="date">
            <text:p>1985-02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(-18)</text:p>
          </table:table-cell>
          <table:table-cell office:value-type="float" office:value="1" calcext:value-type="float">
            <text:p>1</text:p>
          </table:table-cell>
          <table:table-cell office:value-type="time" office:time-value="PT37H00M00S" calcext:value-type="time">
            <text:p>37:00: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L (-20)</text:p>
          </table:table-cell>
          <table:table-cell office:value-type="float" office:value="1" calcext:value-type="float">
            <text:p>1</text:p>
          </table:table-cell>
          <table:table-cell office:value-type="time" office:time-value="PT34H00M00S" calcext:value-type="time">
            <text:p>34:00: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1985-02-19" calcext:value-type="date">
            <text:p>1985-02-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L (-10)</text:p>
          </table:table-cell>
          <table:table-cell office:value-type="float" office:value="1" calcext:value-type="float">
            <text:p>1</text:p>
          </table:table-cell>
          <table:table-cell office:value-type="time" office:time-value="PT30H00M00S" calcext:value-type="time">
            <text:p>30:00:0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1985-02-22" calcext:value-type="date">
            <text:p>1985-02-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 (-10)</text:p>
          </table:table-cell>
          <table:table-cell office:value-type="float" office:value="1" calcext:value-type="float">
            <text:p>1</text:p>
          </table:table-cell>
          <table:table-cell office:value-type="time" office:time-value="PT42H00M00S" calcext:value-type="time">
            <text:p>42:00:0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1985-02-23" calcext:value-type="date">
            <text:p>1985-02-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SW</text:p>
          </table:table-cell>
          <table:table-cell office:value-type="string" calcext:value-type="string">
            <text:p>W (+15)</text:p>
          </table:table-cell>
          <table:table-cell office:value-type="float" office:value="1" calcext:value-type="float">
            <text:p>1</text:p>
          </table:table-cell>
          <table:table-cell office:value-type="time" office:time-value="PT32H00M00S" calcext:value-type="time">
            <text:p>32:00: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1985-02-26" calcext:value-type="date">
            <text:p>1985-02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5)</text:p>
          </table:table-cell>
          <table:table-cell office:value-type="float" office:value="1" calcext:value-type="float">
            <text:p>1</text:p>
          </table:table-cell>
          <table:table-cell office:value-type="time" office:time-value="PT48H00M00S" calcext:value-type="time">
            <text:p>48:00:0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1985-02-27" calcext:value-type="date">
            <text:p>1985-02-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time" office:time-value="PT35H00M00S" calcext:value-type="time">
            <text:p>35:00:0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1985-03-01" calcext:value-type="date">
            <text:p>1985-03-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time" office:time-value="PT38H00M00S" calcext:value-type="time">
            <text:p>38:00: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1985-03-03" calcext:value-type="date">
            <text:p>1985-03-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time" office:time-value="PT41H00M00S" calcext:value-type="time">
            <text:p>41:00: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1985-03-05" calcext:value-type="date">
            <text:p>1985-03-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5)</text:p>
          </table:table-cell>
          <table:table-cell office:value-type="float" office:value="1" calcext:value-type="float">
            <text:p>1</text:p>
          </table:table-cell>
          <table:table-cell office:value-type="time" office:time-value="PT44H00M00S" calcext:value-type="time">
            <text:p>44:00: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1985-03-06" calcext:value-type="date">
            <text:p>1985-03-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time" office:time-value="PT42H00M00S" calcext:value-type="time">
            <text:p>42:00:0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1985-03-08" calcext:value-type="date">
            <text:p>1985-03-0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 (+16)</text:p>
          </table:table-cell>
          <table:table-cell office:value-type="float" office:value="1" calcext:value-type="float">
            <text:p>1</text:p>
          </table:table-cell>
          <table:table-cell office:value-type="time" office:time-value="PT28H00M00S" calcext:value-type="time">
            <text:p>28:00:0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1985-03-09" calcext:value-type="date">
            <text:p>1985-03-0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 (-6)</text:p>
          </table:table-cell>
          <table:table-cell office:value-type="float" office:value="1" calcext:value-type="float">
            <text:p>1</text:p>
          </table:table-cell>
          <table:table-cell office:value-type="time" office:time-value="PT38H00M00S" calcext:value-type="time">
            <text:p>38:00:0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1985-03-11" calcext:value-type="date">
            <text:p>1985-03-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L (-7)</text:p>
          </table:table-cell>
          <table:table-cell office:value-type="float" office:value="1" calcext:value-type="float">
            <text:p>1</text:p>
          </table:table-cell>
          <table:table-cell office:value-type="time" office:time-value="PT34H00M00S" calcext:value-type="time">
            <text:p>34:00:0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1985-03-12" calcext:value-type="date">
            <text:p>1985-03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time" office:time-value="PT39H00M00S" calcext:value-type="time">
            <text:p>39:00:0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1985-03-14" calcext:value-type="date">
            <text:p>1985-03-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YK</text:p>
          </table:table-cell>
          <table:table-cell office:value-type="string" calcext:value-type="string">
            <text:p>L (-9)</text:p>
          </table:table-cell>
          <table:table-cell office:value-type="float" office:value="1" calcext:value-type="float">
            <text:p>1</text:p>
          </table:table-cell>
          <table:table-cell office:value-type="time" office:time-value="PT34H00M00S" calcext:value-type="time">
            <text:p>34:00:0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1985-03-15" calcext:value-type="date">
            <text:p>1985-03-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O</text:p>
          </table:table-cell>
          <table:table-cell office:value-type="string" calcext:value-type="string">
            <text:p>W (+6)</text:p>
          </table:table-cell>
          <table:table-cell office:value-type="float" office:value="1" calcext:value-type="float">
            <text:p>1</text:p>
          </table:table-cell>
          <table:table-cell office:value-type="time" office:time-value="PT42H00M00S" calcext:value-type="time">
            <text:p>42:00: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1985-03-17" calcext:value-type="date">
            <text:p>1985-03-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W (+2)</text:p>
          </table:table-cell>
          <table:table-cell office:value-type="float" office:value="1" calcext:value-type="float">
            <text:p>1</text:p>
          </table:table-cell>
          <table:table-cell office:value-type="time" office:time-value="PT48H00M00S" calcext:value-type="time">
            <text:p>48:00:0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1985-03-19" calcext:value-type="date">
            <text:p>1985-03-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L (-6)</text:p>
          </table:table-cell>
          <table:table-cell office:value-type="float" office:value="1" calcext:value-type="float">
            <text:p>1</text:p>
          </table:table-cell>
          <table:table-cell office:value-type="time" office:time-value="PT42H00M00S" calcext:value-type="time">
            <text:p>42:00:0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1985-03-20" calcext:value-type="date">
            <text:p>1985-03-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L (-8)</text:p>
          </table:table-cell>
          <table:table-cell office:value-type="float" office:value="1" calcext:value-type="float">
            <text:p>1</text:p>
          </table:table-cell>
          <table:table-cell office:value-type="time" office:time-value="PT43H00M00S" calcext:value-type="time">
            <text:p>43:00:0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1985-03-23" calcext:value-type="date">
            <text:p>1985-03-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 (+10)</text:p>
          </table:table-cell>
          <table:table-cell office:value-type="float" office:value="1" calcext:value-type="float">
            <text:p>1</text:p>
          </table:table-cell>
          <table:table-cell office:value-type="time" office:time-value="PT43H00M00S" calcext:value-type="time">
            <text:p>43:00:0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1985-03-24" calcext:value-type="date">
            <text:p>1985-03-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 (-18)</text:p>
          </table:table-cell>
          <table:table-cell office:value-type="float" office:value="1" calcext:value-type="float">
            <text:p>1</text:p>
          </table:table-cell>
          <table:table-cell office:value-type="time" office:time-value="PT35H00M00S" calcext:value-type="time">
            <text:p>35:00:0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1985-03-26" calcext:value-type="date">
            <text:p>1985-03-2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 (+1)</text:p>
          </table:table-cell>
          <table:table-cell office:value-type="float" office:value="1" calcext:value-type="float">
            <text:p>1</text:p>
          </table:table-cell>
          <table:table-cell office:value-type="time" office:time-value="PT40H00M00S" calcext:value-type="time">
            <text:p>40:00: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1985-03-28" calcext:value-type="date">
            <text:p>1985-03-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L (-8)</text:p>
          </table:table-cell>
          <table:table-cell office:value-type="float" office:value="1" calcext:value-type="float">
            <text:p>1</text:p>
          </table:table-cell>
          <table:table-cell office:value-type="time" office:time-value="PT41H00M00S" calcext:value-type="time">
            <text:p>41:00:0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1985-03-30" calcext:value-type="date">
            <text:p>1985-03-3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5)</text:p>
          </table:table-cell>
          <table:table-cell office:value-type="float" office:value="1" calcext:value-type="float">
            <text:p>1</text:p>
          </table:table-cell>
          <table:table-cell office:value-type="time" office:time-value="PT42H00M00S" calcext:value-type="time">
            <text:p>42:00: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1985-04-02" calcext:value-type="date">
            <text:p>1985-04-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W (+14)</text:p>
          </table:table-cell>
          <table:table-cell office:value-type="float" office:value="1" calcext:value-type="float">
            <text:p>1</text:p>
          </table:table-cell>
          <table:table-cell office:value-type="time" office:time-value="PT44H00M00S" calcext:value-type="time">
            <text:p>44:00: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1985-04-03" calcext:value-type="date">
            <text:p>1985-04-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SB</text:p>
          </table:table-cell>
          <table:table-cell office:value-type="string" calcext:value-type="string">
            <text:p>W (+9)</text:p>
          </table:table-cell>
          <table:table-cell office:value-type="float" office:value="1" calcext:value-type="float">
            <text:p>1</text:p>
          </table:table-cell>
          <table:table-cell office:value-type="time" office:time-value="PT40H00M00S" calcext:value-type="time">
            <text:p>40:00: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1985-04-05" calcext:value-type="date">
            <text:p>1985-04-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 (-3)</text:p>
          </table:table-cell>
          <table:table-cell office:value-type="float" office:value="1" calcext:value-type="float">
            <text:p>1</text:p>
          </table:table-cell>
          <table:table-cell office:value-type="time" office:time-value="PT38H00M00S" calcext:value-type="time">
            <text:p>38:00: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1985-04-06" calcext:value-type="date">
            <text:p>1985-04-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 (+3)</text:p>
          </table:table-cell>
          <table:table-cell office:value-type="float" office:value="1" calcext:value-type="float">
            <text:p>1</text:p>
          </table:table-cell>
          <table:table-cell office:value-type="time" office:time-value="PT43H00M00S" calcext:value-type="time">
            <text:p>43:00:0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1985-04-08" calcext:value-type="date">
            <text:p>1985-04-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L (-4)</text:p>
          </table:table-cell>
          <table:table-cell office:value-type="float" office:value="1" calcext:value-type="float">
            <text:p>1</text:p>
          </table:table-cell>
          <table:table-cell office:value-type="time" office:time-value="PT39H00M00S" calcext:value-type="time">
            <text:p>39:00: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1985-04-12" calcext:value-type="date">
            <text:p>1985-04-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L (-11)</text:p>
          </table:table-cell>
          <table:table-cell office:value-type="float" office:value="1" calcext:value-type="float">
            <text:p>1</text:p>
          </table:table-cell>
          <table:table-cell office:value-type="time" office:time-value="PT36H00M00S" calcext:value-type="time">
            <text:p>36:00:0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1985-04-13" calcext:value-type="date">
            <text:p>1985-04-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JN</text:p>
          </table:table-cell>
          <table:table-cell office:value-type="string" calcext:value-type="string">
            <text:p>L (-12)</text:p>
          </table:table-cell>
          <table:table-cell office:value-type="float" office:value="1" calcext:value-type="float">
            <text:p>1</text:p>
          </table:table-cell>
          <table:table-cell office:value-type="time" office:time-value="PT40H00M00S" calcext:value-type="time">
            <text:p>40:00:0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>
        <table:named-range table:name="HTML_1" table:base-cell-address="$Arkusz1.$A$1" table:cell-range-address="$Arkusz1.$A$1:.$U$84"/>
        <table:named-range table:name="HTML_all" table:base-cell-address="$Arkusz1.$A$1" table:cell-range-address="$Arkusz1.$A$1:.$U$84"/>
        <table:named-range table:name="HTML_tables" table:base-cell-address="$Arkusz1.$A$1" table:cell-range-address="$Arkusz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.00.0000</text:date>, <text:time style:data-style-name="N2" text:time-value="12:21:11.85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6T12:23:49.555000000</dc:date>
    <meta:editing-duration>PT11M21S</meta:editing-duration>
    <meta:editing-cycles>2</meta:editing-cycles>
    <meta:generator>LibreOffice/7.6.2.1$Windows_X86_64 LibreOffice_project/56f7684011345957bbf33a7ee678afaf4d2ba333</meta:generator>
    <meta:document-statistic meta:table-count="1" meta:cell-count="1743" meta:object-count="0"/>
  </office:meta>
</office:document-meta>
</file>